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paragraph-rsid="00152e03"/>
    </style:style>
    <style:style style:name="P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paragraph-rsid="0016b8f2"/>
    </style:style>
    <style:style style:name="P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5" style:family="paragraph" style:parent-style-name="Standard" style:master-page-name="Standard">
      <style:paragraph-properties style:page-number="auto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officeooo:rsid="00152e03" style:font-size-asian="12pt"/>
    </style:style>
    <style:style style:name="T3" style:family="text">
      <style:text-properties fo:color="#000000" style:font-name="Helvetica" fo:font-size="12pt" officeooo:rsid="0016563f" style:font-size-asian="12pt"/>
    </style:style>
    <style:style style:name="T4" style:family="text">
      <style:text-properties fo:color="#000000" style:font-name="Helvetica" fo:font-size="12pt" officeooo:rsid="0016b8f2" style:font-size-asian="12pt"/>
    </style:style>
    <style:style style:name="T5" style:family="text">
      <style:text-properties fo:color="#000000" style:font-name="Helvetica" fo:font-size="12pt" officeooo:rsid="0017c90b" style:font-size-asian="12pt"/>
    </style:style>
    <style:style style:name="T6" style:family="text">
      <style:text-properties fo:color="#000000" style:font-name="Helvetica" fo:font-size="12pt" officeooo:rsid="001915d2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0. boken 3.1-5 </text:span></text:p>
      <text:p text:style-name="P1"><text:span text:style-name="T1">(Løsninger til 3.1 og 3.2 finnes i boken og gjennomgås ikke på gruppen.)</text:span></text:p>
      <text:p text:style-name="P4"/>
      <text:p text:style-name="P4"/>
      <text:p text:style-name="P1"><text:span text:style-name="T1">1. Angi typer til følgende uttrykk (dvs. fyll ut for ?). Gi også nødvendige klasserestriksjoner der de trenges. </text:span></text:p>
      <text:p text:style-name="P4"/>
      <text:p text:style-name="P1"><text:span text:style-name="T1">False :: </text:span><text:span text:style-name="T2">Bool</text:span></text:p>
      <text:p text:style-name="P4"/>
      <text:p text:style-name="P1"><text:span text:style-name="T1">5 + 8 :: </text:span><text:span text:style-name="T2">Num a =&gt; a</text:span></text:p>
      <text:p text:style-name="P4"/>
      <text:p text:style-name="P1"><text:span text:style-name="T1">(+) 2 :: </text:span><text:span text:style-name="T2">Num a =&gt; a → a</text:span></text:p>
      <text:p text:style-name="P4"/>
      <text:p text:style-name="P1"><text:span text:style-name="T1">(+2) :: </text:span><text:span text:style-name="T2">Num a =&gt; a → a</text:span></text:p>
      <text:p text:style-name="P4"/>
      <text:p text:style-name="P2"><text:span text:style-name="T1">(2+) :: </text:span><text:span text:style-name="T2">Num a =&gt; a → a</text:span></text:p>
      <text:p text:style-name="P4"/>
      <text:p text:style-name="P1"><text:span text:style-name="T1">(["foo", "bar"], 'a') <text:s/>:: </text:span><text:span text:style-name="T2">([</text:span><text:span text:style-name="T3">[Char]</text:span><text:span text:style-name="T2">], Char)</text:span></text:p>
      <text:p text:style-name="P4"/>
      <text:p text:style-name="P1"><text:span text:style-name="T1">[(True, []), (False, [['a']])] <text:s/>:: </text:span><text:span text:style-name="T3">[(Bool,[[Char]])]</text:span></text:p>
      <text:p text:style-name="P4"/>
      <text:p text:style-name="P3"><text:span text:style-name="T1"><text:s/></text:span><text:bookmark-start text:name="__DdeLink__71_1144480074"/><text:span text:style-name="T3">/</text:span><text:span text:style-name="T1">x y -&gt; <text:s/>y !! x </text:span><text:bookmark-end text:name="__DdeLink__71_1144480074"/><text:span text:style-name="T1"><text:s/>:: </text:span><text:span text:style-name="T4">Int -&gt; [a] -&gt; a ??????</text:span></text:p>
      <text:p text:style-name="P4"/>
      <text:p text:style-name="P1"><text:span text:style-name="T1">[ take, drop, \x y -&gt; <text:s/>[ y !! x ] ] :: </text:span><text:span text:style-name="T4">[Int → [t] → [t]]</text:span></text:p>
      <text:p text:style-name="P4"/>
      <text:p text:style-name="P4"/>
      <text:p text:style-name="P1"><text:span text:style-name="T1">2. Fyll utt for ? - dvs., angi typer til følgende uttrykk og en mulig definisjon for e7.</text:span></text:p>
      <text:p text:style-name="P1"><text:span text:style-name="T1">Gi også nødvendige klasserestriksjoner der de trenges. </text:span></text:p>
      <text:p text:style-name="P4"/>
      <text:p text:style-name="P1"><text:span text:style-name="T1">e1 :: </text:span><text:span text:style-name="T4">[Bool]</text:span></text:p>
      <text:p text:style-name="P1"><text:bookmark-start text:name="__DdeLink__80_1144480074"/><text:span text:style-name="T1">e1 = [False, True, False]</text:span><text:bookmark-end text:name="__DdeLink__80_1144480074"/></text:p>
      <text:p text:style-name="P4"/>
      <text:p text:style-name="P1"><text:span text:style-name="T1">e2 :: </text:span><text:span text:style-name="T4">[[Integer]]</text:span></text:p>
      <text:p text:style-name="P1"><text:bookmark-start text:name="__DdeLink__78_1144480074"/><text:span text:style-name="T1">e2 = [[1,2],[3,4]]</text:span><text:bookmark-end text:name="__DdeLink__78_1144480074"/></text:p>
      <text:p text:style-name="P4"/>
      <text:p text:style-name="P1"><text:span text:style-name="T1">e3 :: </text:span><text:span text:style-name="T5">[([Char], Integer)]</text:span></text:p>
      <text:p text:style-name="P1"><text:bookmark-start text:name="__DdeLink__82_1144480074"/><text:span text:style-name="T1">e3 = [ (“a”,7) ] </text:span><text:bookmark-end text:name="__DdeLink__82_1144480074"/></text:p>
      <text:p text:style-name="P4"/>
      <text:p text:style-name="P1"><text:span text:style-name="T1">e4 :: </text:span><text:span text:style-name="T5">[(Char,Int)]</text:span></text:p>
      <text:p text:style-name="P1"><text:bookmark-start text:name="__DdeLink__84_1144480074"/><text:span text:style-name="T1">e4 = [ (‘a’,7) ]</text:span><text:bookmark-end text:name="__DdeLink__84_1144480074"/></text:p>
      <text:p text:style-name="P4"/>
      <text:p text:style-name="P1"><text:span text:style-name="T1">e5 :: </text:span><text:span text:style-name="T6">Num a =&gt; a → a</text:span></text:p>
      <text:p text:style-name="P1"><text:bookmark-start text:name="__DdeLink__86_1144480074"/><text:span text:style-name="T1">e5 x = x * 2</text:span><text:bookmark-end text:name="__DdeLink__86_1144480074"/></text:p>
      <text:p text:style-name="P4"/>
      <text:p text:style-name="P1"><text:span text:style-name="T1">e6 :: </text:span><text:span text:style-name="T6">(a, a1) → a <text:s/></text:span></text:p>
      <text:p text:style-name="P1"><text:bookmark-start text:name="__DdeLink__88_1144480074"/><text:span text:style-name="T1">e6 (x,y) = x</text:span><text:bookmark-end text:name="__DdeLink__88_1144480074"/></text:p>
      <text:p text:style-name="P4"><text:soft-page-break/></text:p>
      <text:p text:style-name="P1"><text:span text:style-name="T1">e7 :: a -&gt; (a,a)</text:span></text:p>
      <text:p text:style-name="P1"><text:bookmark-start text:name="__DdeLink__90_1144480074"/><text:span text:style-name="T1">e7 </text:span><text:span text:style-name="T5">x</text:span><text:span text:style-name="T1"> = </text:span><text:span text:style-name="T5">(x,x)</text:span><text:span text:style-name="T1"> </text:span><text:bookmark-end text:name="__DdeLink__90_1144480074"/></text:p>
      <text:p text:style-name="P4"/>
      <text:p text:style-name="P1"><text:span text:style-name="T1">3. Hvilke “forventede” funksjoner kan ha følgende typer:</text:span></text:p>
      <text:p text:style-name="P4"/>
      <text:p text:style-name="P1"><text:span text:style-name="T1">[a] -&gt; a</text:span></text:p>
      <text:p text:style-name="P4"/>
      <text:p text:style-name="P1"><text:span text:style-name="T1">[a] -&gt; Int</text:span></text:p>
      <text:p text:style-name="P4"/>
      <text:p text:style-name="P4"/>
      <text:p text:style-name="P1"><text:span text:style-name="T1">4. Angi typen til enhver foo og bestem om de er ekvivlaente:</text:span></text:p>
      <text:p text:style-name="P4"/>
      <text:p text:style-name="P1"><text:span text:style-name="T1">foo1 a b = (a, b)</text:span></text:p>
      <text:p text:style-name="P1"><text:span text:style-name="T1">foo2 a = \b -&gt; (a, b)</text:span></text:p>
      <text:p text:style-name="P1"><text:span text:style-name="T1">foo3 = \a b -&gt; (a, b)</text:span></text:p>
      <text:p text:style-name="P1"><text:span text:style-name="T1">foo4 = \a -&gt; \b -&gt; (a, b)</text:span></text:p>
      <text:p text:style-name="P4"/>
      <text:p text:style-name="P4"/>
      <text:p text:style-name="P1"><text:span text:style-name="T1">5. Programmer to funksjoner </text:span></text:p>
      <text:p text:style-name="P1"><text:span text:style-name="T1"><text:tab/> f :: Int -&gt; Int -&gt; Int <text:s text:c="3"/>og</text:span></text:p>
      <text:p text:style-name="P1"><text:span text:style-name="T1"><text:tab/>g :: (Int, Int) -&gt; Int</text:span></text:p>
      <text:p text:style-name="P1"><text:span text:style-name="T1">som er slike at for alle x :: Int, y :: Int, har vi: f x y == g(x,y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0T09:44:53.841502954</dc:date>
    <meta:editing-duration>PT1M57S</meta:editing-duration>
    <meta:editing-cycles>1</meta:editing-cycles>
    <meta:document-statistic meta:table-count="0" meta:image-count="0" meta:object-count="0" meta:page-count="2" meta:paragraph-count="40" meta:word-count="293" meta:character-count="1242" meta:non-whitespace-character-count="969"/>
    <meta:generator>LibreOffice/5.1.6.2$Linux_X86_64 LibreOffice_project/10m0$Build-2</meta:generator>
  </office:meta>
</office:document-meta>
</file>